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e6e6ff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102cm" svg:stroke-color="#ff0000" draw:marker-start-width="0.353cm" draw:marker-end-width="0.353cm" draw:fill="solid" draw:fill-color="#0000ff" draw:textarea-horizontal-align="center" draw:textarea-vertical-align="middle" fo:padding-top="0.1cm" fo:padding-bottom="0.1cm" fo:padding-left="0.225cm" fo:padding-right="0.2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9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152cm" svg:stroke-color="#008000" draw:marker-start-width="0.428cm" draw:marker-end="Arrow" draw:marker-end-width="0.528cm" draw:fill="none" draw:textarea-horizontal-align="center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fill="solid" draw:fill-color="#ff00ff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215cm"/>
    </style:style>
    <style:style style:name="gr9" style:family="graphic" style:parent-style-name="objectwithoutfill">
      <style:graphic-properties svg:stroke-width="0.102cm" svg:stroke-color="#000000" draw:marker-start-width="0.353cm" draw:marker-end="Arrow" draw:marker-end-width="0.453cm" draw:fill="none" draw:textarea-horizontal-align="center" draw:textarea-vertical-align="middle" fo:padding-top="0.1cm" fo:padding-bottom="0.1cm" fo:padding-left="0.225cm" fo:padding-right="0.225cm"/>
    </style:style>
    <style:style style:name="gr10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326cm"/>
    </style:style>
    <style:style style:name="P1" style:family="paragraph">
      <style:paragraph-properties fo:text-align="center"/>
    </style:style>
    <style:style style:name="P2" style:family="paragraph">
      <style:text-properties fo:color="#008000"/>
    </style:style>
    <style:style style:name="P3" style:family="paragraph">
      <style:text-properties fo:color="#008000" fo:font-size="20pt" fo:font-weight="bold" style:font-size-asian="20pt" style:font-weight-asian="bold" style:font-size-complex="20pt" style:font-weight-complex="bold"/>
    </style:style>
    <style:style style:name="P4" style:family="paragraph">
      <style:text-properties fo:color="#ff0000" fo:font-size="30pt" style:font-size-asian="30pt" style:font-size-complex="30pt"/>
    </style:style>
    <style:style style:name="P5" style:family="paragraph">
      <style:text-properties fo:color="#ff0000" fo:font-size="30pt" fo:font-weight="bold" style:font-size-asian="30pt" style:font-weight-asian="bold" style:font-size-complex="30pt" style:font-weight-complex="bold"/>
    </style:style>
    <style:style style:name="T1" style:family="text">
      <style:text-properties style:text-position="0% 100%"/>
    </style:style>
    <style:style style:name="T2" style:family="text">
      <style:text-properties style:text-position="0% 100%" fo:font-size="16pt" fo:font-style="italic" style:font-size-asian="16pt" style:font-style-asian="italic" style:font-size-complex="16pt" style:font-style-complex="italic"/>
    </style:style>
    <style:style style:name="T3" style:family="text">
      <style:text-properties fo:color="#008000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8000" style:text-position="sub 58%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ff0000" fo:font-size="30pt" fo:font-weight="bold" style:font-size-asian="30pt" style:font-weight-asian="bold" style:font-size-complex="30pt" style:font-weight-complex="bold"/>
    </style:style>
    <style:style style:name="T6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894cm" svg:height="2.667cm" svg:x="8.239cm" svg:y="10.144cm">
          <text:p/>
        </draw:rect>
        <draw:rect draw:style-name="gr2" draw:layer="layout" svg:width="1.27cm" svg:height="1.27cm" svg:x="6.969cm" svg:y="10.906cm">
          <text:p/>
        </draw:rect>
        <draw:frame draw:style-name="gr3" draw:text-style-name="P1" draw:layer="layout" svg:width="6.018cm" svg:height="3.015cm" svg:x="12.508cm" svg:y="14.208cm">
          <draw:text-box>
            <text:p text:style-name="P1"><text:span text:style-name="T1">Some Material</text:span></text:p>
            <text:p text:style-name="P1"><text:span text:style-name="T1">Producing A </text:span></text:p>
            <text:p text:style-name="P1"><text:span text:style-name="T1">Calorimetric Signal</text:span></text:p>
            <text:p text:style-name="P1"><text:span text:style-name="T2">(typically a scintillator)</text:span></text:p>
          </draw:text-box>
        </draw:frame>
        <draw:frame draw:style-name="gr4" draw:text-style-name="P3" draw:layer="layout" svg:width="4.029cm" svg:height="1.271cm" svg:x="13.956cm" svg:y="6.058cm">
          <draw:text-box>
            <text:p text:style-name="P2"><text:span text:style-name="T3">Measure t</text:span><text:span text:style-name="T4">0</text:span></text:p>
          </draw:text-box>
        </draw:frame>
        <draw:frame draw:style-name="gr4" draw:text-style-name="P3" draw:layer="layout" svg:width="4.029cm" svg:height="1.271cm" svg:x="2.016cm" svg:y="16.345cm">
          <draw:text-box>
            <text:p text:style-name="P2"><text:span text:style-name="T3">Measure t</text:span><text:span text:style-name="T4">1</text:span></text:p>
          </draw:text-box>
        </draw:frame>
        <draw:line draw:style-name="gr5" draw:layer="layout" svg:x1="15.859cm" svg:y1="7.096cm" svg:x2="10.779cm" svg:y2="8.239cm">
          <text:p/>
        </draw:line>
        <draw:frame draw:style-name="gr4" draw:text-style-name="P5" draw:layer="layout" svg:width="3.385cm" svg:height="1.432cm" svg:x="8.056cm" svg:y="1.089cm">
          <draw:text-box>
            <text:p text:style-name="P4"><text:span text:style-name="T5">Beam</text:span></text:p>
          </draw:text-box>
        </draw:frame>
        <draw:rect draw:style-name="gr6" draw:text-style-name="P1" draw:layer="layout" svg:width="5.588cm" svg:height="0.635cm" svg:x="6.869cm" svg:y="6.369cm">
          <text:p/>
        </draw:rect>
        <draw:rect draw:style-name="gr7" draw:text-style-name="P1" draw:layer="layout" svg:width="0.381cm" svg:height="0.381cm" svg:x="9.509cm" svg:y="6.496cm">
          <text:p/>
        </draw:rect>
        <draw:frame draw:style-name="gr8" draw:text-style-name="P1" draw:layer="layout" svg:width="6.331cm" svg:height="2.935cm" svg:x="1.054cm" svg:y="2.791cm">
          <draw:text-box>
            <text:p text:style-name="P1">Geometrically Small </text:p>
            <text:p text:style-name="P1">Trigger Counter</text:p>
            <text:p text:style-name="P1"><text:span text:style-name="T6">(controls beam location</text:span></text:p>
            <text:p text:style-name="P1"><text:span text:style-name="T6">and directionality)</text:span></text:p>
          </draw:text-box>
        </draw:frame>
        <draw:line draw:style-name="gr9" draw:layer="layout" svg:x1="4.937cm" svg:y1="5.826cm" svg:x2="9.309cm" svg:y2="6.65cm">
          <text:p/>
        </draw:line>
        <draw:line draw:style-name="gr9" draw:layer="layout" svg:x1="15.097cm" svg:y1="14.081cm" svg:x2="11.541cm" svg:y2="12.684cm">
          <text:p/>
        </draw:line>
        <draw:custom-shape draw:style-name="gr10" draw:text-style-name="P1" draw:layer="layout" svg:width="1.043cm" svg:height="2.794cm" svg:x="9.228cm" svg:y="2.84cm">
          <text:p/>
          <draw:enhanced-geometry svg:viewBox="0 0 21600 21600" draw:text-areas="?f0 0 ?f2 ?f5" draw:type="down-arrow" draw:modifiers="13701.8962432916 5213.7931034482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" draw:layer="layout" svg:width="1.27cm" svg:height="1.27cm" svg:x="9.128cm" svg:y="7.55cm">
          <text:p/>
        </draw:rect>
        <draw:frame draw:style-name="gr11" draw:text-style-name="P1" draw:layer="layout" svg:width="5.832cm" svg:height="1.673cm" svg:x="1cm" svg:y="14.694cm">
          <draw:text-box>
            <text:p text:style-name="P1">Calorimetric Signal</text:p>
            <text:p text:style-name="P1">Photodetector</text:p>
          </draw:text-box>
        </draw:frame>
        <draw:line draw:style-name="gr5" draw:layer="layout" svg:x1="6.334cm" svg:y1="16.875cm" svg:x2="7.604cm" svg:y2="12.557cm">
          <text:p/>
        </draw:line>
        <draw:frame draw:style-name="gr4" draw:text-style-name="P1" draw:layer="layout" svg:width="4.456cm" svg:height="1.673cm" svg:x="13.827cm" svg:y="4.556cm">
          <draw:text-box>
            <text:p text:style-name="P1">Reference</text:p>
            <text:p text:style-name="P1">Photodetecto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31T10:44:29</meta:creation-date>
    <dc:date>2014-08-31T11:47:57</dc:date>
    <meta:editing-duration>PT43M35S</meta:editing-duration>
    <meta:editing-cycles>7</meta:editing-cycles>
    <meta:generator>OpenOffice.org/3.4.1$Unix OpenOffice.org_project/341m1$Build-9593</meta:generator>
    <meta:document-statistic meta:object-count="17"/>
  </office:meta>
</office:document-meta>
</file>